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8000000C8D60A8E1B.png" manifest:media-type="image/png"/>
  <manifest:file-entry manifest:full-path="Pictures/10000000000001CC000001CC40AC0DF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a1" svg:font-family="Symbola"/>
    <style:font-face style:name="Symbola2" svg:font-family="Symbola" style:font-adornments="Regular"/>
    <style:font-face style:name="Monospace1" svg:font-family="Monospace" style:font-pitch="fixed"/>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ospace" svg:font-family="Monospace" style:font-pitch="variable"/>
    <style:font-face style:name="Symbola" svg:font-family="Symbo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opacity="25%" draw:textarea-horizontal-align="justify" draw:textarea-vertical-align="middle" draw:auto-grow-height="false" fo:min-height="4.92cm" fo:min-width="27.5cm" draw:shadow-offset-x="0.203cm" draw:shadow-offset-y="0.203cm" draw:shadow-opacity="25%"/>
    </style:style>
    <style:style style:name="gr3" style:family="graphic" style:parent-style-name="standard">
      <style:graphic-properties draw:stroke="none" draw:opacity="25%" draw:textarea-horizontal-align="justify" draw:textarea-vertical-align="middle" draw:auto-grow-height="false" fo:min-height="4.53cm" fo:min-width="27.5cm" draw:shadow-offset-x="0.203cm" draw:shadow-offset-y="0.203cm" draw:shadow-opacity="25%"/>
    </style:style>
    <style:style style:name="gr4" style:family="graphic" style:parent-style-name="standard">
      <style:graphic-properties svg:stroke-width="0.152cm" draw:marker-start-width="0.661cm" draw:marker-end-width="0.661cm" svg:stroke-opacity="35%" draw:fill="bitmap" draw:fill-image-name="Bitmap_20_1" draw:fill-image-width="0cm" draw:fill-image-height="0cm" style:repeat="stretch" draw:fill-image-ref-point-x="95%" draw:fill-image-ref-point-y="20%" draw:textarea-horizontal-align="justify" draw:textarea-vertical-align="middle" draw:auto-grow-height="false" fo:min-height="2.292cm" fo:min-width="2.075cm" fo:padding-top="0.201cm" fo:padding-bottom="0.201cm" fo:padding-left="0.326cm" fo:padding-right="0.326cm" draw:shadow="visible" draw:shadow-offset-x="0cm" draw:shadow-offset-y="0.076cm" draw:shadow-color="#000000" draw:shadow-opacity="35%"/>
    </style:style>
    <style:style style:name="gr5"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7"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8" style:family="graphic" style:parent-style-name="objectwithoutfill">
      <style:graphic-properties draw:stroke="dash" draw:stroke-dash="Fine_20_Dashed" svg:stroke-width="0.203cm" svg:stroke-color="#0084d1" draw:marker-start-width="0.812cm" draw:marker-end-width="0.812cm" draw:fill="none" draw:textarea-vertical-align="middle" fo:padding-top="0.226cm" fo:padding-bottom="0.226cm" fo:padding-left="0.351cm" fo:padding-right="0.351cm" draw:shadow-offset-x="0.203cm" draw:shadow-offset-y="0.203cm"/>
    </style:style>
    <style:style style:name="gr9" style:family="graphic" style:parent-style-name="standard">
      <style:graphic-properties draw:stroke="none" svg:stroke-color="#000000" draw:fill="none" draw:fill-color="#ffffff" draw:textarea-horizontal-align="left" draw:auto-grow-height="true" draw:auto-grow-width="true" fo:min-height="1.893cm" fo:min-width="14.857cm"/>
    </style:style>
    <style:style style:name="gr10" style:family="graphic" style:parent-style-name="standard">
      <style:graphic-properties draw:stroke="none" svg:stroke-color="#000000" draw:fill="none" draw:fill-color="#ffffff" draw:textarea-horizontal-align="left" draw:auto-grow-height="true" draw:auto-grow-width="true" fo:min-height="1.893cm" fo:min-width="13.193cm"/>
    </style:style>
    <style:style style:name="gr11"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svg:stroke-color="#4c4c4c" draw:fill="solid" draw:fill-color="#e6e6e6" draw:textarea-horizontal-align="justify" draw:textarea-vertical-align="middle" draw:auto-grow-height="false" fo:min-height="1.204cm" fo:min-width="1.279cm" draw:shadow="visible" draw:shadow-offset-x="0cm" draw:shadow-offset-y="0.076cm" draw:shadow-color="#000000" draw:shadow-opacity="35%"/>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782cm"/>
    </style:style>
    <style:style style:name="gr17"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standard">
      <style:graphic-properties svg:stroke-width="0.051cm" svg:stroke-color="#ffffff" draw:marker-start-width="0.355cm" draw:marker-end-width="0.355cm" draw:fill="solid" draw:fill-color="#c0c0c0" draw:textarea-horizontal-align="justify" draw:textarea-vertical-align="middle" draw:auto-grow-height="false" fo:min-height="4.149cm" fo:min-width="6.917cm" fo:padding-top="0.15cm" fo:padding-bottom="0.15cm" fo:padding-left="0.275cm" fo:padding-right="0.275cm" fo:wrap-option="no-wrap" draw:shadow="visible" draw:shadow-offset-x="0cm" draw:shadow-offset-y="0.076cm" draw:shadow-color="#000000" draw:shadow-opacity="35%"/>
    </style:style>
    <style:style style:name="gr21" style:family="graphic" style:parent-style-name="standard">
      <style:graphic-properties svg:stroke-width="0.051cm" svg:stroke-color="#ffffff" draw:marker-start-width="0.355cm" draw:marker-end-width="0.355cm" draw:fill="solid" draw:fill-color="#f89e31" draw:textarea-horizontal-align="justify" draw:textarea-vertical-align="middle" draw:auto-grow-height="false" fo:min-height="4.149cm" fo:min-width="6.917cm" fo:padding-top="0.15cm" fo:padding-bottom="0.15cm" fo:padding-left="0.275cm" fo:padding-right="0.275cm" fo:wrap-option="no-wrap" draw:shadow="visible" draw:shadow-offset-x="0cm" draw:shadow-offset-y="0.076cm" draw:shadow-color="#000000" draw:shadow-opacity="35%"/>
    </style:style>
    <style:style style:name="gr22"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objectwithoutfill">
      <style:graphic-properties svg:stroke-width="0.152cm" svg:stroke-color="#ff950e" draw:marker-start="Arrow" draw:marker-start-width="0.66cm" draw:marker-end-width="0.66cm" draw:fill="none" draw:textarea-vertical-align="middle" fo:padding-top="0.201cm" fo:padding-bottom="0.201cm" fo:padding-left="0.326cm" fo:padding-right="0.326cm"/>
    </style:style>
    <style:style style:name="gr27"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31"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32"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34"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35"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36" style:family="graphic" style:parent-style-name="objectwithoutfill">
      <style:graphic-properties svg:stroke-width="0.152cm" svg:stroke-color="#944794" draw:marker-start="Arrow" draw:marker-start-width="0.66cm" draw:marker-end-width="0.66cm" draw:fill="none" draw:textarea-vertical-align="middle" fo:padding-top="0.201cm" fo:padding-bottom="0.201cm" fo:padding-left="0.326cm" fo:padding-right="0.326cm"/>
    </style:style>
    <style:style style:name="gr37"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40"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42"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objectwithoutfill">
      <style:graphic-properties svg:stroke-width="0.152cm" svg:stroke-color="#999999" draw:marker-start="Arrow" draw:marker-start-width="0.66cm" draw:marker-end-width="0.66cm" draw:fill="none" draw:textarea-vertical-align="middle" fo:padding-top="0.201cm" fo:padding-bottom="0.201cm" fo:padding-left="0.326cm" fo:padding-right="0.326cm"/>
    </style:style>
    <style:style style:name="gr44" style:family="graphic" style:parent-style-name="standard">
      <style:graphic-properties draw:stroke="none" svg:stroke-color="#000000" draw:fill="none" draw:fill-color="#ffffff" draw:auto-grow-height="true" draw:auto-grow-width="false" fo:max-height="0cm" fo:min-height="2.212cm"/>
    </style:style>
    <style:style style:name="gr45"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46"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48"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49"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50"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51"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52" style:family="graphic" style:parent-style-name="standard">
      <style:graphic-properties draw:stroke="none" draw:fill-color="#33cc66" draw:textarea-horizontal-align="justify" draw:textarea-vertical-align="middle" draw:auto-grow-height="false" fo:min-height="0.648cm" fo:min-width="0.398cm" draw:shadow="hidden" draw:shadow-offset-x="0cm" draw:shadow-offset-y="0.076cm" draw:shadow-color="#000000" draw:shadow-opacity="99%"/>
    </style:style>
    <style:style style:name="gr53"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54"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55" style:family="graphic" style:parent-style-name="standard" style:list-style-name="L4">
      <style:graphic-properties draw:stroke="solid" svg:stroke-width="0.026cm" svg:stroke-color="#4a7ebb" draw:fill="gradient" draw:fill-gradient-name="Gradient_20_13" draw:textarea-vertical-align="middle" draw:auto-grow-height="false" draw:fit-to-size="false" fo:min-height="2.72cm" fo:min-width="2.739cm" fo:padding-top="0.125cm" fo:padding-bottom="0.125cm" fo:padding-left="0.25cm" fo:padding-right="0.25cm" fo:wrap-option="wrap" draw:shadow="visible" draw:shadow-offset-x="0cm" draw:shadow-offset-y="0.064cm" draw:shadow-color="#000000" draw:shadow-opacity="35%"/>
    </style:style>
    <style:style style:name="gr56" style:family="graphic" style:parent-style-name="standard" style:list-style-name="L4">
      <style:graphic-properties draw:stroke="solid" svg:stroke-width="0.051cm" svg:stroke-color="#944794" draw:marker-start-width="0.266cm" draw:marker-end-width="0.266cm" draw:fill="bitmap" draw:fill-image-name="Bitmap_20_2" draw:textarea-vertical-align="middle" draw:auto-grow-height="false" draw:fit-to-size="false" fo:min-height="3.029cm" fo:min-width="2.823cm" fo:padding-top="0.137cm" fo:padding-bottom="0.137cm" fo:padding-left="0.262cm" fo:padding-right="0.262cm" fo:wrap-option="wrap" draw:shadow="visible" draw:shadow-offset-x="0cm" draw:shadow-offset-y="0.064cm" draw:shadow-color="#000000" draw:shadow-opacity="35%"/>
    </style:style>
    <style:style style:name="gr57"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58"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59" style:family="graphic" style:parent-style-name="standard" style:list-style-name="L4">
      <style:graphic-properties draw:stroke="solid" svg:stroke-width="0.026cm" svg:stroke-color="#4a7ebb" draw:fill="gradient" draw:fill-gradient-name="Gradient_20_12" draw:textarea-vertical-align="middle" draw:auto-grow-height="false" draw:fit-to-size="false" fo:min-height="1.876cm" fo:min-width="1.799cm" fo:padding-top="0.125cm" fo:padding-bottom="0.125cm" fo:padding-left="0.25cm" fo:padding-right="0.25cm" fo:wrap-option="wrap" draw:shadow="visible" draw:shadow-offset-x="0cm" draw:shadow-offset-y="0.064cm" draw:shadow-color="#000000" draw:shadow-opacity="35%"/>
    </style:style>
    <style:style style:name="gr60" style:family="graphic" style:parent-style-name="standard">
      <style:graphic-properties draw:stroke="none" draw:fill-color="#000000" draw:opacity="75%" draw:textarea-horizontal-align="justify" draw:textarea-vertical-align="middle" draw:auto-grow-height="false" fo:min-height="20.75cm" fo:min-width="27.5cm" draw:shadow-offset-x="0.203cm" draw:shadow-offset-y="0.203cm" draw:shadow-opacity="75%"/>
    </style:style>
    <style:style style:name="gr61" style:family="graphic" style:parent-style-name="standard">
      <style:graphic-properties draw:stroke="none" draw:fill-color="#ffffff" draw:textarea-horizontal-align="justify" draw:textarea-vertical-align="middle" draw:auto-grow-height="false" fo:min-height="4.068cm" fo:min-width="26.932cm" draw:shadow-offset-x="0.203cm" draw:shadow-offset-y="0.203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6.255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opacity="25%"/>
      <style:paragraph-properties fo:text-align="center"/>
    </style:style>
    <style:style style:name="P6" style:family="paragraph">
      <loext:graphic-properties draw:fill="bitmap" draw:fill-image-name="Bitmap_20_1" draw:fill-image-width="0cm" draw:fill-image-height="0cm" style:repeat="stretch" draw:fill-image-ref-point-x="95%" draw:fill-image-ref-point-y="20%"/>
      <style:paragraph-properties fo:text-align="center"/>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gradient" draw:fill-gradient-name="Gradient_20_1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9" style:family="paragraph">
      <loext:graphic-properties draw:fill="none"/>
      <style:paragraph-properties fo:text-align="center"/>
    </style:style>
    <style:style style:name="P10" style:family="paragraph">
      <loext:graphic-properties draw:fill="none" draw:fill-color="#ffffff"/>
      <style:text-properties fo:font-size="48pt" style:font-size-asian="48pt" style:font-size-complex="48pt"/>
    </style:style>
    <style:style style:name="P11" style:family="paragraph">
      <style:paragraph-properties fo:text-align="center"/>
    </style:style>
    <style:style style:name="P12" style:family="paragraph">
      <loext:graphic-properties draw:fill="solid" draw:fill-color="#e6e6e6"/>
      <style:paragraph-properties fo:text-align="center"/>
      <style:text-properties style:font-name="Monospace1" fo:font-size="18pt"/>
    </style:style>
    <style:style style:name="P13" style:family="paragraph">
      <loext:graphic-properties draw:fill="none" draw:fill-color="#ffffff"/>
      <style:text-properties fo:font-size="36pt" style:font-size-asian="36pt" style:font-size-complex="36pt"/>
    </style:style>
    <style:style style:name="P14" style:family="paragraph">
      <loext:graphic-properties draw:fill="none" draw:fill-color="#ffffff"/>
      <style:text-properties style:font-name="Monospace1" fo:font-size="36pt" style:font-size-asian="36pt" style:font-size-complex="36pt"/>
    </style:style>
    <style:style style:name="P15" style:family="paragraph">
      <loext:graphic-properties draw:fill="solid" draw:fill-color="#c0c0c0"/>
      <style:paragraph-properties fo:text-align="center"/>
      <style:text-properties fo:color="#000000" fo:font-size="36pt" fo:font-weight="bold" style:font-size-asian="36pt" style:font-weight-asian="bold" style:font-size-complex="36pt" style:font-weight-complex="600"/>
    </style:style>
    <style:style style:name="P16" style:family="paragraph">
      <loext:graphic-properties draw:fill="solid" draw:fill-color="#f89e31"/>
      <style:paragraph-properties fo:text-align="center"/>
      <style:text-properties fo:color="#ffffff" fo:font-size="36pt" fo:font-weight="bold" style:font-size-asian="36pt" style:font-weight-asian="bold" style:font-size-complex="36pt" style:font-weight-complex="600"/>
    </style:style>
    <style:style style:name="P17" style:family="paragraph">
      <loext:graphic-properties draw:fill="gradient" draw:fill-gradient-name="Gradient_20_13"/>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8" style:family="paragraph">
      <loext:graphic-properties draw:fill="bitmap" draw:fill-image-name="Bitmap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loext:graphic-properties draw:fill="none" draw:fill-color="#ffffff"/>
      <style:text-properties style:font-name="Monospace1" fo:font-size="18pt"/>
    </style:style>
    <style:style style:name="P20" style:family="paragraph">
      <loext:graphic-properties draw:fill-color="#33cc66"/>
      <style:paragraph-properties fo:text-align="center"/>
      <style:text-properties fo:color="#ffffff" fo:font-size="32pt" style:font-size-asian="32pt" style:font-size-complex="32pt"/>
    </style:style>
    <style:style style:name="P21" style:family="paragraph">
      <loext:graphic-properties draw:fill-color="#000000" draw:opacity="75%"/>
      <style:paragraph-properties fo:text-align="center"/>
    </style:style>
    <style:style style:name="P22" style:family="paragraph">
      <style:paragraph-properties fo:text-align="start"/>
    </style:style>
    <style:style style:name="P23" style:family="paragraph">
      <loext:graphic-properties draw:fill-color="#ffffff"/>
      <style:paragraph-properties fo:text-align="start"/>
      <style:text-properties fo:font-size="36pt" style:font-size-asian="36pt" style:font-size-complex="36pt"/>
    </style:style>
    <style:style style:name="P24" style:family="paragraph">
      <style:text-properties fo:font-size="40pt"/>
    </style:style>
    <style:style style:name="P25" style:family="paragraph">
      <loext:graphic-properties draw:fill-color="#ffffff"/>
      <style:text-properties fo:font-size="40pt" style:font-size-asian="40pt" style:font-size-complex="40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style:font-name="Monospace1" fo:font-size="18pt"/>
    </style:style>
    <style:style style:name="T8" style:family="text">
      <style:text-properties fo:font-size="36pt" style:font-size-asian="36pt" style:font-size-complex="36pt"/>
    </style:style>
    <style:style style:name="T9" style:family="text">
      <style:text-properties style:font-name="Monospace1" fo:font-size="36pt" style:font-size-asian="36pt" style:font-size-complex="36pt"/>
    </style:style>
    <style:style style:name="T10" style:family="text">
      <style:text-properties fo:color="#000000" fo:font-size="36pt" fo:font-weight="bold" style:font-size-asian="36pt" style:font-weight-asian="bold" style:font-size-complex="36pt" style:font-weight-complex="600"/>
    </style:style>
    <style:style style:name="T11" style:family="text">
      <style:text-properties fo:color="#ffffff" fo:font-size="36pt" fo:font-weight="bold" style:font-size-asian="36pt" style:font-weight-asian="bold" style:font-size-complex="36pt" style:font-weight-complex="600"/>
    </style:style>
    <style:style style:name="T12" style:family="text">
      <style:text-properties fo:color="#ffffff" style:font-name="Symbola2" fo:font-size="32pt" style:font-name-asian="Symbola2" style:font-size-asian="32pt" style:font-name-complex="Symbola2" style:font-size-complex="32pt"/>
    </style:style>
    <style:style style:name="T1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p text:style-name="P1"><text:span text:style-name="T1">Using the Blockchain for DevOps</text:span></text:p>
            <text:p text:style-name="P1"><text:span text:style-name="T2"/></text:p>
            <text:p text:style-name="P1"><text:span text:style-name="T2">Jude Nelson</text:span></text:p>
            <text:p text:style-name="P1"><text:span text:style-name="T3">Princeton University</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y?</text:p>
          </draw:text-box>
        </draw:frame>
        <draw:frame presentation:style-name="pr4" draw:layer="layout" svg:width="25.199cm" svg:height="4.992cm" svg:x="1.4cm" svg:y="4.914cm" presentation:class="outline" presentation:user-transformed="true">
          <draw:text-box>
            <text:list text:style-name="L2">
              <text:list-item>
                <text:p>Reduce trusted computing base</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Why?</text:p>
          </draw:text-box>
        </draw:frame>
        <draw:frame presentation:style-name="pr4" draw:layer="layout" svg:width="25.27cm" svg:height="4.992cm" svg:x="1.4cm" svg:y="4.914cm" presentation:class="outline" presentation:user-transformed="true">
          <draw:text-box>
            <text:list text:style-name="L2">
              <text:list-item>
                <text:p>Reduce trusted computing base</text:p>
              </text:list-item>
              <text:list-item>
                <text:p>Have clear upgrade paths for keys and software</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Why?</text:p>
          </draw:text-box>
        </draw:frame>
        <draw:frame presentation:style-name="pr4" draw:layer="layout" svg:width="25.199cm" svg:height="4.992cm" svg:x="1.4cm" svg:y="4.914cm" presentation:class="outline" presentation:user-transformed="true">
          <draw:text-box>
            <text:list text:style-name="L2">
              <text:list-item>
                <text:p>Reduce trusted computing base</text:p>
              </text:list-item>
              <text:list-item>
                <text:p>Have clear upgrade paths for keys and software</text:p>
              </text:list-item>
              <text:list-item>
                <text:p>Decouple from “centralized” services</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hallenges</text:p>
          </draw:text-box>
        </draw:frame>
        <draw:frame presentation:style-name="pr4" draw:layer="layout" svg:width="25.199cm" svg:height="4.992cm" svg:x="1.4cm" svg:y="4.914cm" presentation:class="outline" presentation:user-transformed="true">
          <draw:text-box>
            <text:list text:style-name="L2">
              <text:list-item>
                <text:p>Public-key distribution and revocatio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Challenges</text:p>
          </draw:text-box>
        </draw:frame>
        <draw:frame presentation:style-name="pr4" draw:layer="layout" svg:width="25.199cm" svg:height="4.992cm" svg:x="1.4cm" svg:y="4.914cm" presentation:class="outline" presentation:user-transformed="true">
          <draw:text-box>
            <text:list text:style-name="L2">
              <text:list-item>
                <text:p>Public-key distribution and revocation</text:p>
              </text:list-item>
              <text:list-item>
                <text:p>Only trust <text:span text:style-name="T4">fresh</text:span> data</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Challenges</text:p>
          </draw:text-box>
        </draw:frame>
        <draw:frame presentation:style-name="pr4" draw:layer="layout" svg:width="25.199cm" svg:height="4.992cm" svg:x="1.4cm" svg:y="4.914cm" presentation:class="outline" presentation:user-transformed="true">
          <draw:text-box>
            <text:list text:style-name="L2">
              <text:list-item>
                <text:p>Public-key distribution and revocation</text:p>
              </text:list-item>
              <text:list-item>
                <text:p>Only trust <text:span text:style-name="T4">fresh</text:span> data</text:p>
              </text:list-item>
            </text:list>
          </draw:text-box>
        </draw:frame>
        <draw:frame presentation:style-name="pr3" draw:layer="layout" svg:width="25.199cm" svg:height="3.506cm" svg:x="1.401cm" svg:y="8.737cm" presentation:class="title" presentation:user-transformed="true">
          <draw:text-box>
            <text:p>Key Insights</text:p>
          </draw:text-box>
        </draw:frame>
        <draw:frame presentation:style-name="pr4" draw:layer="layout" svg:width="25.199cm" svg:height="4.992cm" svg:x="1.401cm" svg:y="11.814cm" presentation:class="outline" presentation:user-transformed="true">
          <draw:text-box>
            <text:list text:style-name="L2">
              <text:list-item>
                <text:p>Blockchain is trustworthy “control plane”</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Challenges</text:p>
          </draw:text-box>
        </draw:frame>
        <draw:frame presentation:style-name="pr4" draw:layer="layout" svg:width="25.199cm" svg:height="4.992cm" svg:x="1.4cm" svg:y="4.914cm" presentation:class="outline" presentation:user-transformed="true">
          <draw:text-box>
            <text:list text:style-name="L2">
              <text:list-item>
                <text:p>Public-key distribution and revocation</text:p>
              </text:list-item>
              <text:list-item>
                <text:p>Only trust <text:span text:style-name="T4">fresh</text:span> data</text:p>
              </text:list-item>
            </text:list>
          </draw:text-box>
        </draw:frame>
        <draw:frame presentation:style-name="pr3" draw:layer="layout" svg:width="25.199cm" svg:height="3.506cm" svg:x="1.401cm" svg:y="8.737cm" presentation:class="title" presentation:user-transformed="true">
          <draw:text-box>
            <text:p>Key Insights</text:p>
          </draw:text-box>
        </draw:frame>
        <draw:frame presentation:style-name="pr4" draw:layer="layout" svg:width="25.199cm" svg:height="4.992cm" svg:x="1.401cm" svg:y="11.814cm" presentation:class="outline" presentation:user-transformed="true">
          <draw:text-box>
            <text:list text:style-name="L2">
              <text:list-item>
                <text:p>Blockchain is trustworthy “control plane”</text:p>
              </text:list-item>
              <text:list-item>
                <text:p>Cloud storage is untrusted “data plane”</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hallenges</text:p>
          </draw:text-box>
        </draw:frame>
        <draw:frame presentation:style-name="pr4" draw:layer="layout" svg:width="25.199cm" svg:height="4.992cm" svg:x="1.4cm" svg:y="4.914cm" presentation:class="outline" presentation:user-transformed="true">
          <draw:text-box>
            <text:list text:style-name="L2">
              <text:list-item>
                <text:p>Public-key distribution and revocation</text:p>
              </text:list-item>
              <text:list-item>
                <text:p>Only trust <text:span text:style-name="T4">fresh</text:span> data</text:p>
              </text:list-item>
            </text:list>
          </draw:text-box>
        </draw:frame>
        <draw:frame presentation:style-name="pr3" draw:layer="layout" svg:width="25.199cm" svg:height="3.506cm" svg:x="1.401cm" svg:y="8.737cm" presentation:class="title" presentation:user-transformed="true">
          <draw:text-box>
            <text:p>Key Insights</text:p>
          </draw:text-box>
        </draw:frame>
        <draw:frame presentation:style-name="pr4" draw:layer="layout" svg:width="25.199cm" svg:height="4.992cm" svg:x="1.401cm" svg:y="11.814cm" presentation:class="outline" presentation:user-transformed="true">
          <draw:text-box>
            <text:list text:style-name="L2">
              <text:list-item>
                <text:p>Blockchain is trustworthy “control plane”</text:p>
              </text:list-item>
              <text:list-item>
                <text:p>Cloud storage is untrusted “data plane”</text:p>
              </text:list-item>
            </text:list>
          </draw:text-box>
        </draw:frame>
        <draw:frame presentation:style-name="pr3" draw:layer="layout" svg:width="25.199cm" svg:height="3.506cm" svg:x="1.402cm" svg:y="15.737cm" presentation:class="title" presentation:user-transformed="true">
          <draw:text-box>
            <text:p>Solution: <text:span text:style-name="T5">Blockstore</text:span></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1" draw:master-page-name="Default">
        <draw:custom-shape draw:style-name="gr2" draw:text-style-name="P5" draw:layer="layout" svg:width="28cm" svg:height="5.17cm" svg:x="0cm" svg:y="15.83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5"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7"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9" draw:layer="layout" svg:x1="0cm" svg:y1="4.78cm" svg:x2="28cm" svg:y2="4.78cm">
          <text:p/>
        </draw:line>
        <draw:line draw:style-name="gr8" draw:text-style-name="P9" draw:layer="layout" svg:x1="0cm" svg:y1="15.81cm" svg:x2="28cm" svg:y2="15.81cm">
          <text:p/>
        </draw:line>
        <draw:frame draw:style-name="gr9" draw:text-style-name="P10" draw:layer="layout" svg:width="15.357cm" svg:height="2.143cm" svg:x="8.636cm" svg:y="9.136cm">
          <draw:text-box>
            <text:p><text:span text:style-name="T1">Untrusted Networks</text:span></text:p>
          </draw:text-box>
        </draw:frame>
        <draw:frame draw:style-name="gr10" draw:text-style-name="P10" draw:layer="layout" svg:width="13.693cm" svg:height="2.143cm" svg:x="8.637cm" svg:y="1.237cm">
          <draw:text-box>
            <text:p><text:span text:style-name="T1">Trusted Networks</text:span></text:p>
          </draw:text-box>
        </draw:frame>
        <draw:frame draw:style-name="gr10" draw:text-style-name="P10" draw:layer="layout" svg:width="13.693cm" svg:height="2.143cm" svg:x="8.638cm" svg:y="17.238cm">
          <draw:text-box>
            <text:p><text:span text:style-name="T1">Trusted Networks</text:span></text:p>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11"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2"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3"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9" draw:layer="layout" svg:x1="0cm" svg:y1="4.78cm" svg:x2="28cm" svg:y2="4.78cm">
          <text:p/>
        </draw:line>
        <draw:line draw:style-name="gr8" draw:text-style-name="P9" draw:layer="layout" svg:x1="0cm" svg:y1="15.81cm" svg:x2="28cm" svg:y2="15.81cm">
          <text:p/>
        </draw:line>
        <draw:custom-shape draw:style-name="gr14" draw:text-style-name="P12" draw:layer="layout" svg:width="1.778cm" svg:height="2.032cm" svg:x="5.842cm" svg:y="1.17cm">
          <text:p text:style-name="P11"><text:span text:style-name="T7">.pub</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3" draw:layer="layout" svg:width="3.048cm" svg:height="1.673cm" svg:x="14.536cm" svg:y="1.275cm">
          <draw:text-box>
            <text:p><text:span text:style-name="T8">???</text:span></text:p>
          </draw:text-box>
        </draw:frame>
        <draw:frame draw:style-name="gr16" draw:text-style-name="P14" draw:layer="layout" svg:width="9.398cm" svg:height="2.032cm" svg:x="4.064cm" svg:y="17.972cm">
          <draw:text-box>
            <text:p><text:span text:style-name="T9">login: jude</text:span></text:p>
          </draw:text-box>
        </draw:frame>
        <draw:custom-shape draw:style-name="gr14" draw:text-style-name="P12" draw:layer="layout" svg:width="1.778cm" svg:height="2.032cm" svg:x="8.043cm" svg:y="1.209cm">
          <text:p text:style-name="P11"><text:span text:style-name="T7">.crt</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0.344cm" svg:y="1.248cm">
          <text:p text:style-name="P11"><text:span text:style-name="T7">.tgz</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2.544cm" svg:y="1.248cm">
          <text:p text:style-name="P11"><text:span text:style-name="T7">.sh</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17"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8"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9"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5" draw:layer="layout" svg:width="11.43cm" svg:height="6.858cm" svg:x="3.302cm" svg:y="7.112cm">
          <text:p text:style-name="P11"><text:span text:style-name="T10">Cloud</text:span></text:p>
          <text:p text:style-name="P11"><text:span text:style-name="T10">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0cm" svg:y1="4.78cm" svg:x2="28cm" svg:y2="4.78cm">
          <text:p/>
        </draw:line>
        <draw:line draw:style-name="gr8" draw:text-style-name="P9" draw:layer="layout" svg:x1="0cm" svg:y1="15.81cm" svg:x2="28cm" svg:y2="15.81cm">
          <text:p/>
        </draw:line>
        <draw:custom-shape draw:style-name="gr14" draw:text-style-name="P12" draw:layer="layout" svg:width="1.778cm" svg:height="2.032cm" svg:x="5.842cm" svg:y="1.17cm">
          <text:p text:style-name="P11"><text:span text:style-name="T7">.pub</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6" draw:layer="layout" svg:width="11.43cm" svg:height="6.858cm" svg:x="16.257cm" svg:y="6.943cm">
          <text:p text:style-name="P11"><text:span text:style-name="T11">Blockchain</text:span></text:p>
          <text:p text:style-name="P11"><text:span text:style-name="T11">P2P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14" draw:layer="layout" svg:width="9.398cm" svg:height="2.032cm" svg:x="4.064cm" svg:y="17.972cm">
          <draw:text-box>
            <text:p><text:span text:style-name="T9">login: jude</text:span></text:p>
          </draw:text-box>
        </draw:frame>
        <draw:frame draw:style-name="gr15" draw:text-style-name="P13" draw:layer="layout" svg:width="3.048cm" svg:height="1.673cm" svg:x="14.536cm" svg:y="1.314cm">
          <draw:text-box>
            <text:p><text:span text:style-name="T8">???</text:span></text:p>
          </draw:text-box>
        </draw:frame>
        <draw:custom-shape draw:style-name="gr14" draw:text-style-name="P12" draw:layer="layout" svg:width="1.778cm" svg:height="2.032cm" svg:x="8.043cm" svg:y="1.248cm">
          <text:p text:style-name="P11"><text:span text:style-name="T7">.crt</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0.344cm" svg:y="1.287cm">
          <text:p text:style-name="P11"><text:span text:style-name="T7">.tgz</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2.544cm" svg:y="1.287cm">
          <text:p text:style-name="P11"><text:span text:style-name="T7">.sh</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22"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4"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5" draw:layer="layout" svg:width="11.43cm" svg:height="6.858cm" svg:x="3.302cm" svg:y="7.112cm">
          <text:p text:style-name="P11"><text:span text:style-name="T10">Cloud</text:span></text:p>
          <text:p text:style-name="P11"><text:span text:style-name="T10">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0cm" svg:y1="4.78cm" svg:x2="28cm" svg:y2="4.78cm">
          <text:p/>
        </draw:line>
        <draw:line draw:style-name="gr8" draw:text-style-name="P9" draw:layer="layout" svg:x1="0cm" svg:y1="15.81cm" svg:x2="28cm" svg:y2="15.81cm">
          <text:p/>
        </draw:line>
        <draw:custom-shape draw:style-name="gr14" draw:text-style-name="P12" draw:layer="layout" svg:width="1.778cm" svg:height="2.032cm" svg:x="5.842cm" svg:y="1.17cm">
          <text:p text:style-name="P11"><text:span text:style-name="T7">.pub</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6" draw:layer="layout" svg:width="11.43cm" svg:height="6.858cm" svg:x="16.257cm" svg:y="6.943cm">
          <text:p text:style-name="P11"><text:span text:style-name="T11">Blockchain</text:span></text:p>
          <text:p text:style-name="P11"><text:span text:style-name="T11">P2P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17" draw:style-name="gr25" draw:text-style-name="P17" draw:layer="layout" svg:width="3.238cm" svg:height="2.969cm" svg:x="19.812cm" svg:y="0.619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7.144cm" svg:x2="21.336cm" svg:y2="3.647cm">
          <text:p/>
        </draw:line>
        <draw:custom-shape draw:name="Rectangle 17" draw:style-name="gr27" draw:text-style-name="P17" draw:layer="layout" svg:width="3.238cm" svg:height="2.969cm" svg:x="19.812cm" svg:y="17.243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17.353cm" svg:x2="21.336cm" svg:y2="13.794cm">
          <text:p/>
        </draw:line>
        <draw:frame draw:style-name="gr16" draw:text-style-name="P14" draw:layer="layout" svg:width="9.398cm" svg:height="2.032cm" svg:x="4.064cm" svg:y="17.972cm">
          <draw:text-box>
            <text:p><text:span text:style-name="T9">login: jude</text:span></text:p>
          </draw:text-box>
        </draw:frame>
        <draw:frame draw:style-name="gr15" draw:text-style-name="P13" draw:layer="layout" svg:width="3.048cm" svg:height="1.673cm" svg:x="14.536cm" svg:y="1.314cm">
          <draw:text-box>
            <text:p><text:span text:style-name="T8">???</text:span></text:p>
          </draw:text-box>
        </draw:frame>
        <draw:custom-shape draw:style-name="gr14" draw:text-style-name="P12" draw:layer="layout" svg:width="1.778cm" svg:height="2.032cm" svg:x="8.043cm" svg:y="1.248cm">
          <text:p text:style-name="P11"><text:span text:style-name="T7">.crt</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0.344cm" svg:y="1.287cm">
          <text:p text:style-name="P11"><text:span text:style-name="T7">.tgz</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2.544cm" svg:y="1.287cm">
          <text:p text:style-name="P11"><text:span text:style-name="T7">.sh</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28"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9"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0"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5" draw:layer="layout" svg:width="11.43cm" svg:height="6.858cm" svg:x="3.302cm" svg:y="7.112cm">
          <text:p text:style-name="P11"><text:span text:style-name="T10">Cloud</text:span></text:p>
          <text:p text:style-name="P11"><text:span text:style-name="T10">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0cm" svg:y1="4.78cm" svg:x2="28cm" svg:y2="4.78cm">
          <text:p/>
        </draw:line>
        <draw:line draw:style-name="gr8" draw:text-style-name="P9" draw:layer="layout" svg:x1="0cm" svg:y1="15.81cm" svg:x2="28cm" svg:y2="15.81cm">
          <text:p/>
        </draw:line>
        <draw:custom-shape draw:style-name="gr14" draw:text-style-name="P12" draw:layer="layout" svg:width="1.778cm" svg:height="2.032cm" svg:x="5.842cm" svg:y="1.17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6" draw:layer="layout" svg:width="11.43cm" svg:height="6.858cm" svg:x="16.257cm" svg:y="6.943cm">
          <text:p text:style-name="P11"><text:span text:style-name="T11">Blockchain</text:span></text:p>
          <text:p text:style-name="P11"><text:span text:style-name="T11">P2P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17" draw:style-name="gr31" draw:text-style-name="P17" draw:layer="layout" svg:width="3.238cm" svg:height="2.969cm" svg:x="19.812cm" svg:y="0.619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7.144cm" svg:x2="21.336cm" svg:y2="3.647cm">
          <text:p/>
        </draw:line>
        <draw:custom-shape draw:name="Rectangle 17" draw:style-name="gr32" draw:text-style-name="P17" draw:layer="layout" svg:width="3.238cm" svg:height="2.969cm" svg:x="19.812cm" svg:y="17.243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17.353cm" svg:x2="21.336cm" svg:y2="13.794cm">
          <text:p/>
        </draw:line>
        <draw:custom-shape draw:name="Rectangle 17" draw:style-name="gr33" draw:text-style-name="P18" draw:layer="layout" svg:width="3.346cm" svg:height="3.302cm" svg:x="10.173cm" svg:y="0.54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18" draw:layer="layout" svg:width="3.346cm" svg:height="3.302cm" svg:x="10.173cm" svg:y="17.072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19.807cm" svg:y1="2.282cm" svg:x2="13.501cm" svg:y2="2.282cm">
          <text:p/>
        </draw:line>
        <draw:line draw:style-name="gr26" draw:text-style-name="P9" draw:layer="layout" svg:x1="13.501cm" svg:y1="18.792cm" svg:x2="19.797cm" svg:y2="18.738cm">
          <text:p/>
        </draw:line>
        <presentation:notes draw:style-name="dp2">
          <draw:page-thumbnail draw:style-name="gr1"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35" draw:text-style-name="P18" draw:layer="layout" svg:width="3.346cm" svg:height="3.302cm" svg:x="10.16cm" svg:y="0.508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6" draw:text-style-name="P9" draw:layer="layout" svg:x1="10.16cm" svg:y1="2.14cm" svg:x2="4.562cm" svg:y2="2.14cm">
          <text:p/>
        </draw:line>
        <draw:line draw:style-name="gr26" draw:text-style-name="P9" draw:layer="layout" svg:x1="19.812cm" svg:y1="2.286cm" svg:x2="13.506cm" svg:y2="2.286cm">
          <text:p/>
        </draw:line>
        <draw:custom-shape draw:name="Rectangle 17" draw:style-name="gr37" draw:text-style-name="P17" draw:layer="layout" svg:width="3.238cm" svg:height="2.969cm" svg:x="19.812cm" svg:y="0.587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6" draw:layer="layout" svg:width="11.43cm" svg:height="6.858cm" svg:x="16.256cm" svg:y="6.904cm">
          <text:p text:style-name="P11"><text:span text:style-name="T11">Blockchain</text:span></text:p>
          <text:p text:style-name="P11"><text:span text:style-name="T11">P2P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 draw:text-style-name="P9" draw:layer="layout" svg:x1="21.336cm" svg:y1="7.112cm" svg:x2="21.336cm" svg:y2="3.615cm">
          <text:p/>
        </draw:line>
        <draw:custom-shape draw:name="Rectangle 17" draw:style-name="gr38" draw:text-style-name="P17" draw:layer="layout" svg:width="3.238cm" svg:height="2.969cm" svg:x="19.812cm" svg:y="17.211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17.321cm" svg:x2="21.336cm" svg:y2="13.762cm">
          <text:p/>
        </draw:line>
        <draw:custom-shape draw:name="Rectangle 17" draw:style-name="gr39" draw:text-style-name="P18" draw:layer="layout" svg:width="3.346cm" svg:height="3.302cm" svg:x="10.16cm" svg:y="17.04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13.506cm" svg:y1="18.796cm" svg:x2="19.802cm" svg:y2="18.742cm">
          <text:p/>
        </draw:line>
        <draw:custom-shape draw:name="Rectangle 17" draw:style-name="gr40"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1"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2"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5" draw:layer="layout" svg:width="11.43cm" svg:height="6.858cm" svg:x="3.302cm" svg:y="7.112cm">
          <text:p text:style-name="P11"><text:span text:style-name="T10">Cloud</text:span></text:p>
          <text:p text:style-name="P11"><text:span text:style-name="T10">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0cm" svg:y1="4.78cm" svg:x2="28cm" svg:y2="4.78cm">
          <text:p/>
        </draw:line>
        <draw:line draw:style-name="gr8" draw:text-style-name="P9" draw:layer="layout" svg:x1="0cm" svg:y1="15.81cm" svg:x2="28cm" svg:y2="15.81cm">
          <text:p/>
        </draw:line>
        <draw:line draw:style-name="gr43" draw:text-style-name="P9" draw:layer="layout" svg:x1="11.938cm" svg:y1="7.112cm" svg:x2="11.938cm" svg:y2="3.864cm">
          <text:p/>
        </draw:line>
        <draw:custom-shape draw:style-name="gr14" draw:text-style-name="P12" draw:layer="layout" svg:width="1.778cm" svg:height="2.032cm" svg:x="5.842cm" svg:y="1.17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1.43cm" svg:y="8.382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4" draw:text-style-name="P19" draw:layer="layout" svg:width="6.096cm" svg:height="2.462cm" svg:x="13.67cm" svg:y="0.454cm">
          <draw:text-box>
            <text:p><text:span text:style-name="T7">OP_RETURN</text:span></text:p>
            <text:p><text:span text:style-name="T7">{jude:hash,3}</text:span></text:p>
          </draw:text-box>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45" draw:text-style-name="P18" draw:layer="layout" svg:width="3.346cm" svg:height="3.302cm" svg:x="10.16cm" svg:y="0.508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6" draw:text-style-name="P9" draw:layer="layout" svg:x1="10.16cm" svg:y1="2.14cm" svg:x2="4.562cm" svg:y2="2.14cm">
          <text:p/>
        </draw:line>
        <draw:line draw:style-name="gr26" draw:text-style-name="P9" draw:layer="layout" svg:x1="19.812cm" svg:y1="2.286cm" svg:x2="13.506cm" svg:y2="2.286cm">
          <text:p/>
        </draw:line>
        <draw:custom-shape draw:name="Rectangle 17" draw:style-name="gr46" draw:text-style-name="P17" draw:layer="layout" svg:width="3.238cm" svg:height="2.969cm" svg:x="19.812cm" svg:y="0.587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6" draw:layer="layout" svg:width="11.43cm" svg:height="6.858cm" svg:x="16.256cm" svg:y="6.904cm">
          <text:p text:style-name="P11"><text:span text:style-name="T11">Blockchain</text:span></text:p>
          <text:p text:style-name="P11"><text:span text:style-name="T11">P2P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 draw:text-style-name="P9" draw:layer="layout" svg:x1="21.336cm" svg:y1="7.112cm" svg:x2="21.336cm" svg:y2="3.615cm">
          <text:p/>
        </draw:line>
        <draw:custom-shape draw:name="Rectangle 17" draw:style-name="gr47" draw:text-style-name="P17" draw:layer="layout" svg:width="3.238cm" svg:height="2.969cm" svg:x="19.812cm" svg:y="17.211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17.321cm" svg:x2="21.336cm" svg:y2="13.762cm">
          <text:p/>
        </draw:line>
        <draw:custom-shape draw:name="Rectangle 17" draw:style-name="gr48" draw:text-style-name="P18" draw:layer="layout" svg:width="3.346cm" svg:height="3.302cm" svg:x="10.16cm" svg:y="17.04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13.506cm" svg:y1="18.796cm" svg:x2="19.802cm" svg:y2="18.742cm">
          <text:p/>
        </draw:line>
        <draw:custom-shape draw:name="Rectangle 17" draw:style-name="gr49"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6" draw:text-style-name="P9" draw:layer="layout" svg:x1="3.81cm" svg:y1="18.742cm" svg:x2="10.16cm" svg:y2="18.742cm">
          <text:p/>
        </draw:line>
        <draw:custom-shape draw:name="Rectangle 17" draw:style-name="gr50"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5" draw:layer="layout" svg:width="11.43cm" svg:height="6.858cm" svg:x="3.302cm" svg:y="7.112cm">
          <text:p text:style-name="P11"><text:span text:style-name="T10">Cloud</text:span></text:p>
          <text:p text:style-name="P11"><text:span text:style-name="T10">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0cm" svg:y1="4.78cm" svg:x2="28cm" svg:y2="4.78cm">
          <text:p/>
        </draw:line>
        <draw:line draw:style-name="gr8" draw:text-style-name="P9" draw:layer="layout" svg:x1="0cm" svg:y1="15.81cm" svg:x2="28cm" svg:y2="15.81cm">
          <text:p/>
        </draw:line>
        <draw:line draw:style-name="gr43" draw:text-style-name="P9" draw:layer="layout" svg:x1="11.938cm" svg:y1="7.112cm" svg:x2="11.938cm" svg:y2="3.864cm">
          <text:p/>
        </draw:line>
        <draw:line draw:style-name="gr43" draw:text-style-name="P9" draw:layer="layout" svg:x1="11.938cm" svg:y1="17.04cm" svg:x2="11.938cm" svg:y2="13.208cm">
          <text:p/>
        </draw:line>
        <draw:custom-shape draw:style-name="gr14" draw:text-style-name="P12" draw:layer="layout" svg:width="1.778cm" svg:height="2.032cm" svg:x="5.842cm" svg:y="1.17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6.096cm" svg:y="17.726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1.43cm" svg:y="8.382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20" draw:layer="layout" svg:width="1.27cm" svg:height="1.27cm" svg:x="7.086cm" svg:y="19.065cm">
          <text:p text:style-name="P1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9" draw:layer="layout" svg:width="6.096cm" svg:height="2.462cm" svg:x="13.67cm" svg:y="0.454cm">
          <draw:text-box>
            <text:p><text:span text:style-name="T7">OP_RETURN</text:span></text:p>
            <text:p><text:span text:style-name="T7">{jude:hash,3}</text:span></text:p>
          </draw:text-box>
        </draw:frame>
        <draw:frame draw:style-name="gr44" draw:text-style-name="P19" draw:layer="layout" svg:width="6.096cm" svg:height="2.462cm" svg:x="13.67cm" svg:y="16.754cm">
          <draw:text-box>
            <text:p><text:span text:style-name="T7">OP_RETURN</text:span></text:p>
            <text:p><text:span text:style-name="T7">{jude:hash,3}</text:span></text:p>
          </draw:text-box>
        </draw:frame>
        <presentation:notes draw:style-name="dp2">
          <draw:page-thumbnail draw:style-name="gr1"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draw:custom-shape draw:style-name="gr2" draw:text-style-name="P5" draw:layer="layout" svg:width="28cm" svg:height="5.17cm" svg:x="0cm" svg:y="15.81cm">
          <text:p/>
          <draw:enhanced-geometry svg:viewBox="0 0 21600 21600" draw:type="rectangle" draw:enhanced-path="M 0 0 L 21600 0 21600 21600 0 21600 0 0 Z N"/>
        </draw:custom-shape>
        <draw:custom-shape draw:style-name="gr3" draw:text-style-name="P5" draw:layer="layout" svg:width="28cm" svg:height="4.78cm" svg:x="0cm" svg:y="0cm">
          <text:p/>
          <draw:enhanced-geometry svg:viewBox="0 0 21600 21600" draw:type="rectangle" draw:enhanced-path="M 0 0 L 21600 0 21600 21600 0 21600 0 0 Z N"/>
        </draw:custom-shape>
        <draw:custom-shape draw:style-name="gr4" draw:text-style-name="P6" draw:layer="layout" svg:width="3.855cm" svg:height="3.81cm" svg:x="0.707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53" draw:text-style-name="P18" draw:layer="layout" svg:width="3.346cm" svg:height="3.302cm" svg:x="10.16cm" svg:y="0.508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6" draw:text-style-name="P9" draw:layer="layout" svg:x1="10.16cm" svg:y1="2.14cm" svg:x2="4.562cm" svg:y2="2.14cm">
          <text:p/>
        </draw:line>
        <draw:line draw:style-name="gr26" draw:text-style-name="P9" draw:layer="layout" svg:x1="19.812cm" svg:y1="2.286cm" svg:x2="13.506cm" svg:y2="2.286cm">
          <text:p/>
        </draw:line>
        <draw:custom-shape draw:name="Rectangle 17" draw:style-name="gr54" draw:text-style-name="P17" draw:layer="layout" svg:width="3.238cm" svg:height="2.969cm" svg:x="19.812cm" svg:y="0.587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6" draw:layer="layout" svg:width="11.43cm" svg:height="6.858cm" svg:x="16.256cm" svg:y="6.904cm">
          <text:p text:style-name="P11"><text:span text:style-name="T11">Blockchain</text:span></text:p>
          <text:p text:style-name="P11"><text:span text:style-name="T11">P2P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 draw:text-style-name="P9" draw:layer="layout" svg:x1="21.336cm" svg:y1="7.112cm" svg:x2="21.336cm" svg:y2="3.615cm">
          <text:p/>
        </draw:line>
        <draw:custom-shape draw:name="Rectangle 17" draw:style-name="gr55" draw:text-style-name="P17" draw:layer="layout" svg:width="3.238cm" svg:height="2.969cm" svg:x="19.812cm" svg:y="17.211cm">
          <text:p text:style-name="P7"><text:span text:style-name="T6">Block-chain</text:span></text:p>
          <text:p text:style-name="P7"><text:span text:style-name="T6">Peer</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21.336cm" svg:y1="17.321cm" svg:x2="21.336cm" svg:y2="13.762cm">
          <text:p/>
        </draw:line>
        <draw:custom-shape draw:name="Rectangle 17" draw:style-name="gr56" draw:text-style-name="P18" draw:layer="layout" svg:width="3.346cm" svg:height="3.302cm" svg:x="10.16cm" svg:y="17.04cm">
          <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9" draw:layer="layout" svg:x1="13.506cm" svg:y1="18.796cm" svg:x2="19.802cm" svg:y2="18.742cm">
          <text:p/>
        </draw:line>
        <draw:custom-shape draw:name="Rectangle 17" draw:style-name="gr57" draw:text-style-name="P8" draw:layer="layout" svg:width="2.298cm" svg:height="2.125cm" svg:x="0.942cm" svg:y="17.117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6" draw:text-style-name="P9" draw:layer="layout" svg:x1="3.81cm" svg:y1="18.742cm" svg:x2="10.16cm" svg:y2="18.742cm">
          <text:p/>
        </draw:line>
        <draw:custom-shape draw:name="Rectangle 17" draw:style-name="gr58" draw:text-style-name="P8" draw:layer="layout" svg:width="2.298cm" svg:height="2.125cm" svg:x="1.208cm" svg:y="17.425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9" draw:text-style-name="P8" draw:layer="layout" svg:width="2.298cm" svg:height="2.125cm" svg:x="1.504cm" svg:y="17.833cm">
          <text:p text:style-name="P7"><text:span text:style-name="T6">VMs</text:span></text:p>
          <draw:enhanced-geometry draw:mirror-horizontal="false" draw:mirror-vertical="false" svg:viewBox="0 0 1823 16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5" draw:layer="layout" svg:width="11.43cm" svg:height="6.858cm" svg:x="3.302cm" svg:y="7.112cm">
          <text:p text:style-name="P11"><text:span text:style-name="T10">Cloud</text:span></text:p>
          <text:p text:style-name="P11"><text:span text:style-name="T10">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9" draw:layer="layout" svg:x1="0cm" svg:y1="4.78cm" svg:x2="28cm" svg:y2="4.78cm">
          <text:p/>
        </draw:line>
        <draw:line draw:style-name="gr8" draw:text-style-name="P9" draw:layer="layout" svg:x1="0cm" svg:y1="15.81cm" svg:x2="28cm" svg:y2="15.81cm">
          <text:p/>
        </draw:line>
        <draw:line draw:style-name="gr43" draw:text-style-name="P9" draw:layer="layout" svg:x1="11.938cm" svg:y1="7.112cm" svg:x2="11.938cm" svg:y2="3.864cm">
          <text:p/>
        </draw:line>
        <draw:line draw:style-name="gr43" draw:text-style-name="P9" draw:layer="layout" svg:x1="11.938cm" svg:y1="17.04cm" svg:x2="11.938cm" svg:y2="13.208cm">
          <text:p/>
        </draw:line>
        <draw:custom-shape draw:style-name="gr14" draw:text-style-name="P12" draw:layer="layout" svg:width="1.778cm" svg:height="2.032cm" svg:x="5.842cm" svg:y="1.17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6.096cm" svg:y="17.726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2" draw:layer="layout" svg:width="1.778cm" svg:height="2.032cm" svg:x="11.43cm" svg:y="8.382cm">
          <text:p text:style-name="P11"><text:span text:style-name="T7">.pub</text:span></text:p>
          <text:p text:style-name="P11"><text:span text:style-name="T7">.3</text:span></text:p>
          <draw:enhanced-geometry svg:viewBox="0 0 21600 21600" draw:glue-points="10800 0 0 10800 10800 21600 21600 10800" draw:text-areas="0 0 21600 ?f11" draw:type="paper" draw:modifiers="15043.50758853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20" draw:layer="layout" svg:width="1.27cm" svg:height="1.27cm" svg:x="7.086cm" svg:y="19.065cm">
          <text:p text:style-name="P1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9" draw:layer="layout" svg:width="6.096cm" svg:height="2.462cm" svg:x="13.67cm" svg:y="0.454cm">
          <draw:text-box>
            <text:p><text:span text:style-name="T7">OP_RETURN</text:span></text:p>
            <text:p><text:span text:style-name="T7">{jude:hash,3}</text:span></text:p>
          </draw:text-box>
        </draw:frame>
        <draw:frame draw:style-name="gr44" draw:text-style-name="P19" draw:layer="layout" svg:width="6.096cm" svg:height="2.462cm" svg:x="13.67cm" svg:y="16.754cm">
          <draw:text-box>
            <text:p><text:span text:style-name="T7">OP_RETURN</text:span></text:p>
            <text:p><text:span text:style-name="T7">{jude:hash,3}</text:span></text:p>
          </draw:text-box>
        </draw:frame>
        <draw:custom-shape draw:style-name="gr60" draw:text-style-name="P21" draw:layer="layout" svg:width="28cm" svg:height="21cm" svg:x="0cm" svg:y="0cm">
          <text:p/>
          <draw:enhanced-geometry svg:viewBox="0 0 21600 21600" draw:type="rectangle" draw:enhanced-path="M 0 0 L 21600 0 21600 21600 0 21600 0 0 Z N"/>
        </draw:custom-shape>
        <draw:custom-shape draw:style-name="gr61" draw:text-style-name="P23" draw:layer="layout" svg:width="27.432cm" svg:height="4.318cm" svg:x="0.254cm" svg:y="8.32cm">
          <text:list text:style-name="L1">
            <text:list-item>
              <text:p text:style-name="P22"><text:span text:style-name="T8"><text:s/></text:span><text:span text:style-name="T8">Works for public keys, certs, packages, scripts</text:span></text:p>
            </text:list-item>
            <text:list-item>
              <text:p text:style-name="P22"><text:span text:style-name="T8"><text:s/></text:span><text:span text:style-name="T8">Works in reverse: VMs can send me data</text:span></text:p>
            </text:list-item>
          </text:list>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Blockrunner</text:p>
          </draw:text-box>
        </draw:frame>
        <draw:frame presentation:style-name="pr4" draw:layer="layout" svg:width="25.199cm" svg:height="12.179cm" svg:x="1.4cm" svg:y="4.914cm" presentation:class="outline">
          <draw:text-box>
            <text:list text:style-name="L3">
              <text:list-item>
                <text:p>Send commands to VMs</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Blockrunner</text:p>
          </draw:text-box>
        </draw:frame>
        <draw:frame presentation:style-name="pr4" draw:layer="layout" svg:width="25.199cm" svg:height="12.179cm" svg:x="1.4cm" svg:y="4.914cm" presentation:class="outline">
          <draw:text-box>
            <text:list text:style-name="L3">
              <text:list-item>
                <text:p>Send commands to VMs</text:p>
              </text:list-item>
              <text:list-item>
                <text:p>Simple language to:</text:p>
                <text:list>
                  <text:list-item>
                    <text:list>
                      <text:list-item>
                        <text:p>Put files</text:p>
                      </text:list-item>
                      <text:list-item>
                        <text:p>Remove files</text:p>
                      </text:list-item>
                      <text:list-item>
                        <text:p>Run scripts</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4cm" svg:y="0.837cm" presentation:class="title">
          <draw:text-box>
            <text:p>Blockrunner</text:p>
          </draw:text-box>
        </draw:frame>
        <draw:frame presentation:style-name="pr4" draw:layer="layout" svg:width="25.199cm" svg:height="12.179cm" svg:x="1.4cm" svg:y="4.914cm" presentation:class="outline">
          <draw:text-box>
            <text:list text:style-name="L3">
              <text:list-item>
                <text:p>Send commands to VMs</text:p>
              </text:list-item>
              <text:list-item>
                <text:p>Simple language to:</text:p>
                <text:list>
                  <text:list-item>
                    <text:list>
                      <text:list-item>
                        <text:p>Put files</text:p>
                      </text:list-item>
                      <text:list-item>
                        <text:p>Remove files</text:p>
                      </text:list-item>
                      <text:list-item>
                        <text:p>Run scripts</text:p>
                      </text:list-item>
                    </text:list>
                  </text:list-item>
                </text:list>
              </text:list-item>
              <text:list-item>
                <text:p>Fetch data from cloud storage</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Blockrunner</text:p>
          </draw:text-box>
        </draw:frame>
        <draw:frame presentation:style-name="pr4" draw:layer="layout" svg:width="25.199cm" svg:height="12.179cm" svg:x="1.4cm" svg:y="4.914cm" presentation:class="outline">
          <draw:text-box>
            <text:list text:style-name="L3">
              <text:list-item>
                <text:p>Send commands to VMs</text:p>
              </text:list-item>
              <text:list-item>
                <text:p>Simple language to:</text:p>
                <text:list>
                  <text:list-item>
                    <text:list>
                      <text:list-item>
                        <text:p>Put files</text:p>
                      </text:list-item>
                      <text:list-item>
                        <text:p>Remove files</text:p>
                      </text:list-item>
                      <text:list-item>
                        <text:p>Run scripts</text:p>
                      </text:list-item>
                    </text:list>
                  </text:list-item>
                </text:list>
              </text:list-item>
              <text:list-item>
                <text:p>Fetch data from cloud storage</text:p>
              </text:list-item>
              <text:list-item>
                <text:p>Verify authenticity, freshness via blockchain</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7" draw:text-style-name="P25" draw:layer="layout" svg:width="25.199cm" svg:height="16.255cm" svg:x="1.4cm" svg:y="0.837cm" presentation:class="subtitle">
          <draw:text-box>
            <text:p text:style-name="P24"><text:span text:style-name="T13">github.com/blockstack/blockstore </text:span></text:p>
            <text:p text:style-name="P24"><text:span text:style-name="T13"/></text:p>
            <text:p text:style-name="P24"><text:span text:style-name="T13">Demo upon Request</text:span></text:p>
            <text:p text:style-name="P24"><text:span text:style-name="T13"/></text:p>
            <text:p text:style-name="P24"><text:span text:style-name="T13">Thank You</text:span></text:p>
          </draw:text-box>
        </draw:frame>
        <presentation:notes draw:style-name="dp2">
          <draw:page-thumbnail draw:style-name="gr1"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Symbola1" svg:font-family="Symbola"/>
    <style:font-face style:name="Symbola2" svg:font-family="Symbola" style:font-adornments="Regular"/>
    <style:font-face style:name="Monospace1" svg:font-family="Monospace" style:font-pitch="fixed"/>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ospace" svg:font-family="Monospace" style:font-pitch="variable"/>
    <style:font-face style:name="Symbola" svg:font-family="Symbo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2" draw:display-name="Gradient 12" draw:style="linear" draw:start-color="#3e7fcc" draw:end-color="#a4c1ff" draw:start-intensity="100%" draw:end-intensity="100%" draw:angle="1800" draw:border="0%"/>
    <draw:gradient draw:name="Gradient_20_13" draw:display-name="Gradient 13" draw:style="linear" draw:start-color="#ff950e" draw:end-color="#f89e31" draw:start-intensity="100%" draw:end-intensity="100%" draw:angle="1800" draw:border="0%"/>
    <draw:fill-image draw:name="Bitmap_20_1" draw:display-name="Bitmap 1" xlink:href="Pictures/10000000000001CC000001CC40AC0DFB.jpg" xlink:type="simple" xlink:show="embed" xlink:actuate="onLoad"/>
    <draw:fill-image draw:name="Bitmap_20_2" draw:display-name="Bitmap 2" xlink:href="Pictures/10000000000000C8000000C8D60A8E1B.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5T17:08:13.253850455</meta:creation-date>
    <meta:editing-duration>PT4H40M17S</meta:editing-duration>
    <meta:editing-cycles>8</meta:editing-cycles>
    <dc:date>2015-09-11T23:21:46.573783381</dc:date>
    <meta:generator>LibreOffice/4.4.5.2$Linux_X86_64 LibreOffice_project/40m0$Build-2</meta:generator>
    <meta:document-statistic meta:object-count="259"/>
  </office:meta>
</office:document-meta>
</file>